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9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string">
            <text:p>C:/Users/Ingemar/SignalProcessing/logdata2_zero.txt</text:p>
          </table:table-cell>
          <table:table-cell office:value-type="string">
            <text:p>C445</text:p>
          </table:table-cell>
          <table:table-cell office:value-type="string">
            <text:p>7DFF</text:p>
          </table:table-cell>
          <table:table-cell office:value-type="string">
            <text:p>FF00</text:p>
          </table:table-cell>
          <table:table-cell office:value-type="string">
            <text:p>A630</text:p>
          </table:table-cell>
          <table:table-cell office:value-type="string">
            <text:p>FFFFFF</text:p>
          </table:table-cell>
          <table:table-cell office:value-type="string">
            <text:p>1100010001000101011111011111111111111111000000001010011000110000111111111111111111111111</text:p>
          </table:table-cell>
        </table:table-row>
        <table:table-row table:style-name="ro3">
          <table:table-cell office:value-type="string">
            <text:p>C:/Users/Ingemar/SignalProcessing/logdata3_zero.txt</text:p>
          </table:table-cell>
          <table:table-cell office:value-type="string">
            <text:p>C445</text:p>
          </table:table-cell>
          <table:table-cell office:value-type="string">
            <text:p>7BFF</text:p>
          </table:table-cell>
          <table:table-cell office:value-type="string">
            <text:p>FF00</text:p>
          </table:table-cell>
          <table:table-cell office:value-type="string">
            <text:p>AF37</text:p>
          </table:table-cell>
          <table:table-cell office:value-type="string">
            <text:p>FFFFFF</text:p>
          </table:table-cell>
          <table:table-cell office:value-type="string">
            <text:p>1100010001000101011110111111111111111111000000001010111100110111111111111111111111111111</text:p>
          </table:table-cell>
        </table:table-row>
        <table:table-row table:style-name="ro3">
          <table:table-cell office:value-type="string">
            <text:p>C:/Users/Ingemar/SignalProcessing/logdata2_one.txt</text:p>
          </table:table-cell>
          <table:table-cell office:value-type="string">
            <text:p>C445</text:p>
          </table:table-cell>
          <table:table-cell office:value-type="string">
            <text:p>7BFE</text:p>
          </table:table-cell>
          <table:table-cell office:value-type="string">
            <text:p>FF00</text:p>
          </table:table-cell>
          <table:table-cell office:value-type="string">
            <text:p>E970</text:p>
          </table:table-cell>
          <table:table-cell office:value-type="string">
            <text:p>FFFFFF</text:p>
          </table:table-cell>
          <table:table-cell office:value-type="string">
            <text:p>1100010001000101011110111111111011111111000000001110100101110000111111111111111111111111</text:p>
          </table:table-cell>
        </table:table-row>
        <table:table-row table:style-name="ro3">
          <table:table-cell office:value-type="string">
            <text:p>C:/Users/Ingemar/SignalProcessing/logdata2_two.txt</text:p>
          </table:table-cell>
          <table:table-cell office:value-type="string">
            <text:p>C445</text:p>
          </table:table-cell>
          <table:table-cell office:value-type="string">
            <text:p>78FD</text:p>
          </table:table-cell>
          <table:table-cell office:value-type="string">
            <text:p>FF00</text:p>
          </table:table-cell>
          <table:table-cell office:value-type="string">
            <text:p>BF42</text:p>
          </table:table-cell>
          <table:table-cell office:value-type="string">
            <text:p>FFFFFF</text:p>
          </table:table-cell>
          <table:table-cell office:value-type="string">
            <text:p>1100010001000101011110001111110111111111000000001011111101000010111111111111111111111111</text:p>
          </table:table-cell>
        </table:table-row>
        <table:table-row table:style-name="ro3">
          <table:table-cell office:value-type="string">
            <text:p>C:/Users/Ingemar/SignalProcessing/logdata3_two.txt</text:p>
          </table:table-cell>
          <table:table-cell office:value-type="string">
            <text:p>C445</text:p>
          </table:table-cell>
          <table:table-cell office:value-type="string">
            <text:p>78FD</text:p>
          </table:table-cell>
          <table:table-cell office:value-type="string">
            <text:p>FF00</text:p>
          </table:table-cell>
          <table:table-cell office:value-type="string">
            <text:p>BF42</text:p>
          </table:table-cell>
          <table:table-cell office:value-type="string">
            <text:p>FFFFFF</text:p>
          </table:table-cell>
          <table:table-cell office:value-type="string">
            <text:p>1100010001000101011110001111110111111111000000001011111101000010111111111111111111111111</text:p>
          </table:table-cell>
        </table:table-row>
        <table:table-row table:style-name="ro3">
          <table:table-cell office:value-type="string">
            <text:p>C:/Users/Ingemar/SignalProcessing/logdata2_three.txt</text:p>
          </table:table-cell>
          <table:table-cell office:value-type="string">
            <text:p>C445</text:p>
          </table:table-cell>
          <table:table-cell office:value-type="string">
            <text:p>77FC</text:p>
          </table:table-cell>
          <table:table-cell office:value-type="string">
            <text:p>FF00</text:p>
          </table:table-cell>
          <table:table-cell office:value-type="string">
            <text:p>77F8</text:p>
          </table:table-cell>
          <table:table-cell office:value-type="string">
            <text:p>FFFFFF</text:p>
          </table:table-cell>
          <table:table-cell office:value-type="string">
            <text:p>1100010001000101011101111111110011111111000000000111011111111000111111111111111111111111</text:p>
          </table:table-cell>
        </table:table-row>
        <table:table-row table:style-name="ro3">
          <table:table-cell office:value-type="string">
            <text:p>C:/Users/Ingemar/SignalProcessing/logdata3_three.txt</text:p>
          </table:table-cell>
          <table:table-cell office:value-type="string">
            <text:p>C445</text:p>
          </table:table-cell>
          <table:table-cell office:value-type="string">
            <text:p>76FC</text:p>
          </table:table-cell>
          <table:table-cell office:value-type="string">
            <text:p>FF00</text:p>
          </table:table-cell>
          <table:table-cell office:value-type="string">
            <text:p>EC6C</text:p>
          </table:table-cell>
          <table:table-cell office:value-type="string">
            <text:p>FFFFFF</text:p>
          </table:table-cell>
          <table:table-cell office:value-type="string">
            <text:p>1100 0100 0100 0101 0111 01101111110011111111000000001110110001101100111111111111111111111111</text:p>
          </table:table-cell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2018-10-08</text:date>, <text:time>20:02:5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9:16:44.62</meta:creation-date>
    <dc:date>2018-10-08T20:02:55.07</dc:date>
    <meta:editing-duration>PT15M48S</meta:editing-duration>
    <meta:editing-cycles>2</meta:editing-cycles>
    <meta:generator>OpenOffice/4.1.3$Win32 OpenOffice.org_project/413m1$Build-9783</meta:generator>
    <meta:document-statistic meta:table-count="3" meta:cell-count="49" meta:object-count="0"/>
  </office:meta>
</office:document-meta>
</file>